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RAÚL KUMAR GOGNA SOGOR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noy hay productos, devuelve status:200 y resultado:null. Debería mostrar un mensaje de error “No se encontraron productos” y status: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i se introduce un id incorrecto, devuelve un error no personalizado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i se introduce un id incorrecto, devuelve un error no personalizado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i se introduce un id incorrecto, devuelve un error no personalizado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i se introduce un id incorrecto, devuelve un error no personalizado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i se introduce un id incorrecto, devuelve un error no personalizado. 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" calcext:value-type="float">
            <text:p>2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75" calcext:value-type="float">
            <text:p>1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8.5" calcext:value-type="float">
            <text:p>8,50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0:22:56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0:24:46.042000000</dc:date>
    <meta:editing-duration>PT2H37S</meta:editing-duration>
    <meta:editing-cycles>16</meta:editing-cycles>
    <meta:document-statistic meta:table-count="1" meta:cell-count="128" meta:object-count="0"/>
  </office:meta>
</office:document-meta>
</file>